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fill-image-name="Empty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6cm" svg:y="10cm">
          <text:p text:style-name="P1"><text:span text:style-name="T1">Konstant-</text:span></text:p>
          <text:p text:style-name="P1"><text:span text:style-name="T1">strøms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6cm" svg:y="12.5cm">
          <text:p text:style-name="P1"><text:span text:style-name="T1">Ladekondens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.5cm" svg:y="12.5cm">
          <text:p text:style-name="P1"><text:span text:style-name="T1">Star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13.5cm" svg:x2="6cm" svg:y2="13.5cm">
          <text:p/>
        </draw:line>
        <draw:custom-shape draw:style-name="gr1" draw:text-style-name="P2" draw:layer="layout" svg:width="4cm" svg:height="2cm" svg:x="11cm" svg:y="12.5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0cm" svg:y="12.5cm">
          <text:p text:style-name="P1"><text:span text:style-name="T1">Tæ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.5cm" svg:y="17cm">
          <text:p text:style-name="P1"><text:span text:style-name="T1">Vol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17cm">
          <text:p text:style-name="P1"><text:span text:style-name="T1">Vol+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cm" svg:x="1.5cm" svg:y="1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cm" svg:y1="15cm" svg:x2="3.5cm" svg:y2="14.5cm">
          <text:p/>
        </draw:line>
        <draw:line draw:style-name="gr2" draw:text-style-name="P1" draw:layer="layout" svg:x1="5.5cm" svg:y1="16.5cm" svg:x2="7cm" svg:y2="16.5cm">
          <text:p/>
        </draw:line>
        <draw:line draw:style-name="gr2" draw:text-style-name="P1" draw:layer="layout" svg:x1="5.5cm" svg:y1="15.5cm" svg:x2="10cm" svg:y2="15.5cm">
          <text:p/>
        </draw:line>
        <draw:line draw:style-name="gr2" draw:text-style-name="P1" draw:layer="layout" svg:x1="7cm" svg:y1="17cm" svg:x2="7cm" svg:y2="16.5cm">
          <text:p/>
        </draw:line>
        <draw:line draw:style-name="gr2" draw:text-style-name="P1" draw:layer="layout" svg:x1="9.5cm" svg:y1="17cm" svg:x2="9.5cm" svg:y2="15.5cm">
          <text:p/>
        </draw:line>
        <draw:custom-shape draw:style-name="gr1" draw:text-style-name="P2" draw:layer="layout" svg:width="4cm" svg:height="2cm" svg:x="11cm" svg:y="15cm">
          <text:p text:style-name="P1"><text:span text:style-name="T1">XOR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5.5cm" svg:x2="11cm" svg:y2="15.5cm">
          <text:p/>
        </draw:line>
        <draw:line draw:style-name="gr2" draw:text-style-name="P1" draw:layer="layout" svg:x1="7cm" svg:y1="16.5cm" svg:x2="9cm" svg:y2="16.5cm">
          <text:p/>
        </draw:line>
        <draw:line draw:style-name="gr2" draw:text-style-name="P1" draw:layer="layout" svg:x1="10cm" svg:y1="16.5cm" svg:x2="11cm" svg:y2="16.5cm">
          <text:p/>
        </draw:line>
        <draw:custom-shape draw:style-name="gr1" draw:text-style-name="P2" draw:layer="layout" svg:width="4cm" svg:height="2cm" svg:x="15.5cm" svg:y="12.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13.5cm" svg:x2="15.5cm" svg:y2="13.5cm">
          <text:p/>
        </draw:line>
        <draw:line draw:style-name="gr2" draw:text-style-name="P1" draw:layer="layout" svg:x1="15cm" svg:y1="16cm" svg:x2="17.5cm" svg:y2="16cm">
          <text:p/>
        </draw:line>
        <draw:line draw:style-name="gr2" draw:text-style-name="P1" draw:layer="layout" svg:x1="17.5cm" svg:y1="14.5cm" svg:x2="17.5cm" svg:y2="16cm">
          <text:p/>
        </draw:line>
        <draw:line draw:style-name="gr2" draw:text-style-name="P1" draw:layer="layout" svg:x1="9.5cm" svg:y1="18cm" svg:x2="9.5cm" svg:y2="18.5cm">
          <text:p/>
        </draw:line>
        <draw:line draw:style-name="gr2" draw:text-style-name="P1" draw:layer="layout" svg:x1="9.5cm" svg:y1="18.5cm" svg:x2="22cm" svg:y2="18.5cm">
          <text:p/>
        </draw:line>
        <draw:line draw:style-name="gr2" draw:text-style-name="P1" draw:layer="layout" svg:x1="22cm" svg:y1="14.5cm" svg:x2="22cm" svg:y2="18.5cm">
          <text:p/>
        </draw:line>
        <draw:line draw:style-name="gr2" draw:text-style-name="P1" draw:layer="layout" svg:x1="19.5cm" svg:y1="13.5cm" svg:x2="20cm" svg:y2="13.5cm">
          <text:p/>
        </draw:line>
        <draw:line draw:style-name="gr2" draw:text-style-name="P1" draw:layer="layout" svg:x1="10cm" svg:y1="13.5cm" svg:x2="11cm" svg:y2="13.5cm">
          <text:p/>
        </draw:line>
        <draw:path draw:style-name="gr4" draw:text-style-name="P1" draw:layer="layout" svg:width="-0.999cm" svg:height="-0.443cm" svg:x="10cm" svg:y="16.5cm" svg:viewBox="0 0 -1000 -444" svg:d="m1000-33000c-500 1000-1000 0-1000 0">
          <text:p/>
        </draw:path>
        <draw:line draw:style-name="gr2" draw:text-style-name="P1" draw:layer="layout" svg:x1="8cm" svg:y1="12cm" svg:x2="8cm" svg:y2="12.5cm">
          <text:p/>
        </draw:line>
        <draw:custom-shape draw:style-name="gr1" draw:text-style-name="P2" draw:layer="layout" svg:width="4cm" svg:height="2cm" svg:x="20cm" svg:y="10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0cm" svg:y="7.5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cm" svg:y1="9.5cm" svg:x2="22cm" svg:y2="10cm">
          <text:p/>
        </draw:line>
        <draw:line draw:style-name="gr2" draw:text-style-name="P1" draw:layer="layout" svg:x1="22cm" svg:y1="12cm" svg:x2="22cm" svg:y2="12.5cm">
          <text:p/>
        </draw:line>
        <draw:custom-shape draw:style-name="gr1" draw:text-style-name="P2" draw:layer="layout" svg:width="4cm" svg:height="2cm" svg:x="24.5cm" svg:y="12.5cm">
          <text:p text:style-name="P1"><text:span text:style-name="T1">ⵉ</text:span><text:span text:style-name="T1">-forstærk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cm" svg:y1="13.5cm" svg:x2="24.5cm" svg:y2="13.5cm">
          <text:p/>
        </draw:line>
        <draw:custom-shape draw:style-name="gr1" draw:text-style-name="P2" draw:layer="layout" svg:width="4cm" svg:height="2cm" svg:x="29cm" svg:y="12.5cm">
          <text:p text:style-name="P1"><text:span text:style-name="T1">dæmp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cm" svg:y1="13.5cm" svg:x2="29cm" svg:y2="13.5cm">
          <text:p/>
        </draw:line>
        <draw:custom-shape draw:style-name="gr1" draw:text-style-name="P2" draw:layer="layout" svg:width="4cm" svg:height="2cm" svg:x="29cm" svg:y="10cm">
          <text:p text:style-name="P1"><text:span text:style-name="T1">In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1cm" svg:y1="12cm" svg:x2="31cm" svg:y2="12.5cm">
          <text:p/>
        </draw:line>
        <draw:custom-shape draw:style-name="gr1" draw:text-style-name="P2" draw:layer="layout" svg:width="4cm" svg:height="2cm" svg:x="33.5cm" svg:y="12.5cm">
          <text:p text:style-name="P1"><text:span text:style-name="T1">Out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cm" svg:y1="13.5cm" svg:x2="33.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11-16T21:36:22</meta:creation-date>
    <meta:printed-by>Jonas Hansen</meta:printed-by>
    <meta:print-date>2010-11-16T21:47:51</meta:print-date>
    <dc:date>2010-11-19T13:54:36</dc:date>
    <dc:creator>Jonas Hansen</dc:creator>
    <meta:editing-duration>PT00H14M06S</meta:editing-duration>
    <meta:editing-cycles>5</meta:editing-cycles>
    <meta:generator>OpenOffice.org/3.2$Linux OpenOffice.org_project/320m19$Build-9505</meta:generator>
    <meta:document-statistic meta:object-count="41"/>
  </office:meta>
</office:document-meta>
</file>